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Label_20_Text">
      <style:graphic-properties fo:min-height="4.068cm"/>
    </style:style>
    <style:style style:name="gr5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9.017cm">
          <text:p>B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8.636cm" svg:y="1.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Credits</text:p>
          </draw:text-box>
        </draw:frame>
        <draw:frame draw:style-name="gr4" draw:layer="layout" svg:width="10.16cm" svg:height="5.894cm" svg:x="1.27cm" svg:y="1.524cm">
          <draw:text-box>
            <text:p>Lorem ipsum </text:p>
            <text:p/>
            <text:p>dolor sit amet</text:p>
            <text:p><text:s/>consectetur adipiscing elit</text:p>
            <text:p/>
            <text:p><text:s/>sed do eiusmod</text:p>
            <text:p>tempor incididunt</text:p>
            <text:p/>
            <text:p><text:s/>ut labore</text:p>
          </draw:text-box>
        </draw:frame>
        <draw:custom-shape draw:style-name="gr5" draw:layer="layout" svg:width="0.762cm" svg:height="0.762cm" svg:x="9.017cm" svg:y="8.636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6:05:55.505605503</meta:creation-date>
    <meta:editing-duration>PT5M34S</meta:editing-duration>
    <meta:editing-cycles>4</meta:editing-cycles>
    <meta:generator>LibreOffice/6.1.5.2$Linux_X86_64 LibreOffice_project/10$Build-2</meta:generator>
    <dc:title>TTT Screen</dc:title>
    <dc:date>2020-02-29T17:39:39.014861087</dc:date>
    <meta:document-statistic meta:object-count="6"/>
    <meta:template xlink:type="simple" xlink:actuate="onRequest" xlink:title="TTT Screen" xlink:href="../../../../../../Templates/TTT%20Screen.otg" meta:date="2020-02-29T16:05:55.141189932"/>
  </office:meta>
</office:document-meta>
</file>